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02e" officeooo:paragraph-rsid="000d202e"/>
    </style:style>
    <style:style style:name="P2" style:family="paragraph" style:parent-style-name="Standard">
      <style:text-properties officeooo:rsid="000d9428" officeooo:paragraph-rsid="000d9428"/>
    </style:style>
    <style:style style:name="T1" style:family="text">
      <style:text-properties officeooo:rsid="000d9428"/>
    </style:style>
    <style:style style:name="T2" style:family="text">
      <style:text-properties officeooo:rsid="000d953f"/>
    </style:style>
    <style:style style:name="T3" style:family="text">
      <style:text-properties officeooo:rsid="000e1797"/>
    </style:style>
    <style:style style:name="T4" style:family="text">
      <style:text-properties officeooo:rsid="000e9511"/>
    </style:style>
    <style:style style:name="T5" style:family="text">
      <style:text-properties officeooo:rsid="0010cc15"/>
    </style:style>
    <style:style style:name="T6" style:family="text">
      <style:text-properties officeooo:rsid="00118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2">CAMINHO DO BRILHO: SAIBA QUAIS CONTEÚDOS VOCÊ IRÁ APRENDER CONOSCO</text:p>
      <text:p text:style-name="P2"/>
      <text:p text:style-name="P1">-<text:span text:style-name="T1">fala sobre construir pontes entre tecnologia e a pluralidade cultural </text:span></text:p>
      <text:p text:style-name="P1">-<text:span text:style-name="T2">construção de sistemas justos éticos </text:span></text:p>
      <text:p text:style-name="P1">-<text:span text:style-name="T3">o futuro profissional é aquele ir</text:span><text:span text:style-name="T4">a</text:span><text:span text:style-name="T3"> reformular o mercado com sensibilidade e consciência social </text:span></text:p>
      <text:p text:style-name="P1">-<text:span text:style-name="T5">a importante competência socioemocional: o relacionamento interpessoal <text:s/></text:span><text:span text:style-name="T6">(softskills)</text:span></text:p>
      <text:p text:style-name="P1">-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2:01:48.885000000</meta:creation-date>
    <dc:date>2024-06-13T12:26:13.986000000</dc:date>
    <meta:editing-duration>PT24M22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7" meta:word-count="50" meta:character-count="364" meta:non-whitespace-character-count="316"/>
  </office:meta>
</office:document-meta>
</file>